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DE000003B1B8653B244472FF77.png" manifest:media-type="image/png"/>
  <manifest:file-entry manifest:full-path="Pictures/1000020100000682000003D77D7A232154E9078B.png" manifest:media-type="image/png"/>
  <manifest:file-entry manifest:full-path="Pictures/10000000000005B800000399F2878D54B6AFDC51.png" manifest:media-type="image/png"/>
  <manifest:file-entry manifest:full-path="Pictures/10000000000005C3000003A20A3F9EA94BEE399D.png" manifest:media-type="image/png"/>
  <manifest:file-entry manifest:full-path="Pictures/10000000000005C50000039CF385742247A5D25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4f831" officeooo:paragraph-rsid="0004f831" style:font-weight-asian="bold" style:font-weight-complex="bold"/>
    </style:style>
    <style:style style:name="P2" style:family="paragraph" style:parent-style-name="Standard">
      <style:text-properties fo:font-weight="normal" officeooo:rsid="0006616f" officeooo:paragraph-rsid="0006616f" style:font-weight-asian="normal" style:font-weight-complex="normal"/>
    </style:style>
    <style:style style:name="P3" style:family="paragraph" style:parent-style-name="Standard">
      <style:text-properties fo:font-weight="normal" officeooo:rsid="0004f831" officeooo:paragraph-rsid="0004f831" style:font-weight-asian="normal" style:font-weight-complex="normal"/>
    </style:style>
    <style:style style:name="P4" style:family="paragraph" style:parent-style-name="Standard">
      <style:text-properties fo:font-weight="normal" officeooo:rsid="000b6d5e" officeooo:paragraph-rsid="000b6d5e" style:font-weight-asian="normal" style:font-weight-complex="normal"/>
    </style:style>
    <style:style style:name="P5" style:family="paragraph" style:parent-style-name="Standard">
      <style:text-properties fo:font-weight="normal" officeooo:rsid="000b8220" officeooo:paragraph-rsid="000b8220" style:font-weight-asian="normal" style:font-weight-complex="normal"/>
    </style:style>
    <style:style style:name="P6" style:family="paragraph" style:parent-style-name="Standard">
      <style:text-properties fo:font-weight="normal" officeooo:rsid="000c2d9c" officeooo:paragraph-rsid="000c2d9c" style:font-weight-asian="normal" style:font-weight-complex="normal"/>
    </style:style>
    <style:style style:name="P7" style:family="paragraph" style:parent-style-name="Standard">
      <style:text-properties fo:font-weight="normal" officeooo:rsid="000c2d9c" officeooo:paragraph-rsid="000f7839" style:font-weight-asian="normal" style:font-weight-complex="normal"/>
    </style:style>
    <style:style style:name="P8" style:family="paragraph" style:parent-style-name="Standard">
      <style:text-properties fo:font-weight="normal" officeooo:rsid="000c6f15" officeooo:paragraph-rsid="000c6f15" style:font-weight-asian="normal" style:font-weight-complex="normal"/>
    </style:style>
    <style:style style:name="P9" style:family="paragraph" style:parent-style-name="Standard">
      <style:text-properties fo:font-weight="normal" officeooo:rsid="000dbd12" officeooo:paragraph-rsid="000dbd12" style:font-weight-asian="normal" style:font-weight-complex="normal"/>
    </style:style>
    <style:style style:name="P10" style:family="paragraph" style:parent-style-name="Standard">
      <style:text-properties fo:font-weight="normal" officeooo:rsid="000dbd12" officeooo:paragraph-rsid="000f7839" style:font-weight-asian="normal" style:font-weight-complex="normal"/>
    </style:style>
    <style:style style:name="P11" style:family="paragraph" style:parent-style-name="Standard">
      <style:text-properties fo:font-weight="normal" officeooo:rsid="000f7839" officeooo:paragraph-rsid="000f7839" style:font-weight-asian="normal" style:font-weight-complex="normal"/>
    </style:style>
    <style:style style:name="P12" style:family="paragraph" style:parent-style-name="Standard">
      <style:text-properties fo:font-weight="normal" officeooo:rsid="000fc0e0" officeooo:paragraph-rsid="000fc0e0" style:font-weight-asian="normal" style:font-weight-complex="normal"/>
    </style:style>
    <style:style style:name="P13" style:family="paragraph" style:parent-style-name="Standard">
      <style:text-properties fo:font-weight="normal" officeooo:rsid="00112b56" officeooo:paragraph-rsid="00112b56" style:font-weight-asian="normal" style:font-weight-complex="normal"/>
    </style:style>
    <style:style style:name="P14" style:family="paragraph" style:parent-style-name="Standard">
      <style:text-properties fo:font-weight="normal" officeooo:rsid="00114c44" officeooo:paragraph-rsid="00114c44" style:font-weight-asian="normal" style:font-weight-complex="normal"/>
    </style:style>
    <style:style style:name="T1" style:family="text">
      <style:text-properties officeooo:rsid="000f7839"/>
    </style:style>
    <style:style style:name="T2" style:family="text">
      <style:text-properties officeooo:rsid="001052c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tBulliq - ”dokumentacja”</text:p>
      <text:p text:style-name="P1"/>
      <text:p text:style-name="P1">Wstępna dokukmentacja 09.05.2020</text:p>
      <text:p text:style-name="P2"/>
      <text:p text:style-name="P2">Główne okno programu</text:p>
      <text:p text:style-name="P3"><draw:frame draw:style-name="fr2" draw:name="Obraz1" text:anchor-type="paragraph" svg:width="17cm" svg:height="10.694cm" draw:z-index="1"><draw:image xlink:href="Pictures/10000000000005DE000003B1B8653B244472FF77.png" xlink:type="simple" xlink:show="embed" xlink:actuate="onLoad" loext:mime-type="image/png"/></draw:frame></text:p>
      <text:p text:style-name="P2">DATA – Data widget – pozwala na wybranie daty</text:p>
      <text:p text:style-name="P2">Posiłek – pozwala na wybranie posiłku które są dodane dla danej daty</text:p>
      <text:p text:style-name="P2">Dodaj posiłek – przycisk pozwalający dodać swój własny posiłek do wybranej daty (DATA)</text:p>
      <text:p text:style-name="P2">DODAJ – przycisk pozwalający dodac nowy produkt do danego posiłku o danej dacie</text:p>
      <text:p text:style-name="P2">USUŃ – pozwala usunąć wybrany produkt z danej daty i posiłku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OKNO DODANIA PRODUKTU</text:p>
      <text:p text:style-name="P2"><draw:frame draw:style-name="fr1" draw:name="Obraz2" text:anchor-type="paragraph" svg:width="17cm" svg:height="10.717cm" draw:z-index="0"><draw:image xlink:href="Pictures/10000000000005C3000003A20A3F9EA94BEE399D.png" xlink:type="simple" xlink:show="embed" xlink:actuate="onLoad" loext:mime-type="image/png"/></draw:frame>Dodaj – przycisk pozwalający dodać produkt o wybranej nazwie w okienku</text:p>
      <text:p text:style-name="P2">ilość gram – pozwala na wpisanie wartości liczbowej ile produkt zawiera gram</text:p>
      <text:p text:style-name="P2">Dodaj własny produkt – pozwala na dodanie własnego produktu do bazy danych</text:p>
      <text:p text:style-name="P2"/>
      <text:p text:style-name="P2">OKNO DODANIA PRODUKTU DO BAZY DANYCH</text:p>
      <text:p text:style-name="P2"><draw:frame draw:style-name="fr1" draw:name="Obraz3" text:anchor-type="paragraph" svg:width="17cm" svg:height="10.634cm" draw:z-index="2"><draw:image xlink:href="Pictures/10000000000005C50000039CF385742247A5D25D.png" xlink:type="simple" xlink:show="embed" xlink:actuate="onLoad" loext:mime-type="image/png"/></draw:frame></text:p>
      <text:p text:style-name="P2"/>
      <text:p text:style-name="P4"><text:soft-page-break/>OKNO DODANIA POSIŁKU</text:p>
      <text:p text:style-name="P8"><draw:frame draw:style-name="fr2" draw:name="Obraz4" text:anchor-type="paragraph" svg:width="17cm" svg:height="10.694cm" draw:z-index="3"><draw:image xlink:href="Pictures/10000000000005B800000399F2878D54B6AFDC51.png" xlink:type="simple" xlink:show="embed" xlink:actuate="onLoad" loext:mime-type="image/png"/></draw:frame></text:p>
      <text:p text:style-name="P8"/>
      <text:p text:style-name="P8">Wstępny wygląd bazy danych</text:p>
      <text:p text:style-name="P8"><draw:frame draw:style-name="fr1" draw:name="Obraz5" text:anchor-type="paragraph" svg:width="17cm" svg:height="10.029cm" draw:z-index="4"><draw:image xlink:href="Pictures/1000020100000682000003D77D7A232154E9078B.png" xlink:type="simple" xlink:show="embed" xlink:actuate="onLoad" loext:mime-type="image/png"/></draw:frame></text:p>
      <text:p text:style-name="P5"/>
      <text:p text:style-name="P5"/>
      <text:p text:style-name="P5">BK - Stworzenie klasy Repository – będzie ona odpowiedzialna za jakiekolwiek połączenia z bazą danych</text:p>
      <text:p text:style-name="P5"/>
      <text:p text:style-name="P5"><text:soft-page-break/>/////////////////////</text:p>
      <text:p text:style-name="P6">10.05.2020 - BK</text:p>
      <text:p text:style-name="P6">Utworzenie podstawowego projektu. Stworzenie klasy Repository oraz dwóch funkcji\</text:p>
      <text:p text:style-name="P6"><text:s text:c="4"/>bool setPathOfDatabase(QString path); - pozwala na połączenie z daną bazą danych poprzez podanie ścieżki do pliku</text:p>
      <text:p text:style-name="P6"/>
      <text:p text:style-name="P6"><text:s text:c="4"/>bool createTablesIfNotExist(); - tworzy tabele jeśli nie istnieją</text:p>
      <text:p text:style-name="P6"/>
      <text:p text:style-name="P6">//////////////////////</text:p>
      <text:p text:style-name="P9">13.05.2020 – BK</text:p>
      <text:p text:style-name="P9">Utworzenie klasy meal i product oraz odpowiadające im settery i gettery</text:p>
      <text:p text:style-name="P9"/>
      <text:p text:style-name="P7">//////////////////////</text:p>
      <text:p text:style-name="P10">1<text:span text:style-name="T1">4</text:span>.05.2020 – BK</text:p>
      <text:p text:style-name="P11">Stworzenie dodawania Meal oraz Product do bazy</text:p>
      <text:p text:style-name="P11"/>
      <text:p text:style-name="P11">//////////////////////////</text:p>
      <text:p text:style-name="P12">15.05.2020 – BK</text:p>
      <text:p text:style-name="P12"><text:span text:style-name="T2">U</text:span>tworzon<text:span text:style-name="T2">e</text:span> nowe metody w Repository</text:p>
      <text:p text:style-name="P12">QList&lt;Meal&gt; getMealsByDate(QDate date)</text:p>
      <text:p text:style-name="P12">bool setProductsToMealsByDate(QList&lt;Meal&gt;&amp; mealListByDate)</text:p>
      <text:p text:style-name="P12">QList&lt;Product&gt; getProductsByText(QString text);</text:p>
      <text:p text:style-name="P12"/>
      <text:p text:style-name="P12">Pierwsza zwraca liste posiłków które są stworzone dla danej daty</text:p>
      <text:p text:style-name="P12">Druga dodaje do danej listy posiłków produkty im odpowiadające</text:p>
      <text:p text:style-name="P13">Trzecia zwraca liste produktów która zawiera ‘text’</text:p>
      <text:p text:style-name="P13"/>
      <text:p text:style-name="P13">///////////////////</text:p>
      <text:p text:style-name="P14">16.05.2020 – BK</text:p>
      <text:p text:style-name="P14">Utworzone nowe metody w Repository</text:p>
      <text:p text:style-name="P14"><text:s text:c="4"/>Product getWhichProductRemove(Meal meal, int indexOfRow); </text:p>
      <text:p text:style-name="P14"><text:s text:c="4"/>bool removeMealProduct(Meal&amp; meal, Product productToRemove); </text:p>
      <text:p text:style-name="P14">Pierwsza zwraca produkt który ma zostać usunięty zgodnie z indexem (wierszem) klikniętym przez użytkownika</text:p>
      <text:p text:style-name="P14">Druga usuwa produkt z posiłków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9T18:46:36.508000000</meta:creation-date>
    <dc:date>2020-05-16T17:08:12.539000000</dc:date>
    <meta:editing-duration>PT1H46M37S</meta:editing-duration>
    <meta:editing-cycles>11</meta:editing-cycles>
    <meta:generator>LibreOffice/6.3.4.2$Windows_X86_64 LibreOffice_project/60da17e045e08f1793c57c00ba83cdfce946d0aa</meta:generator>
    <meta:document-statistic meta:table-count="0" meta:image-count="5" meta:object-count="0" meta:page-count="4" meta:paragraph-count="43" meta:word-count="264" meta:character-count="2060" meta:non-whitespace-character-count="1807"/>
  </office:meta>
</office:document-meta>
</file>